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2648" style:font-size-asian="10pt" style:font-size-complex="10pt"/>
    </style:style>
    <style:style style:name="P2" style:family="paragraph" style:parent-style-name="Standard">
      <style:text-properties style:use-window-font-color="true" style:font-name="Liberation Serif" fo:background-color="transparent"/>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style:use-window-font-color="true" style:font-name="Liberation Serif" officeooo:paragraph-rsid="00176826" fo:background-color="transparent"/>
    </style:style>
    <style:style style:name="P5" style:family="paragraph" style:parent-style-name="Text_20_body">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P6" style:family="paragraph" style:parent-style-name="Text_20_body">
      <style:text-properties fo:font-variant="normal" fo:text-transform="none" style:use-window-font-color="true" style:font-name="Liberation Serif" fo:font-size="12pt" fo:letter-spacing="normal" fo:font-style="normal" fo:font-weight="normal" officeooo:paragraph-rsid="00290f21" fo:background-color="transparent"/>
    </style:style>
    <style:style style:name="P7" style:family="paragraph" style:parent-style-name="Text_20_body">
      <style:text-properties fo:font-variant="normal" fo:text-transform="none" style:use-window-font-color="true" style:font-name="Liberation Serif" fo:font-size="12pt" fo:letter-spacing="normal" fo:font-style="normal" fo:font-weight="normal" officeooo:rsid="00290f21" officeooo:paragraph-rsid="00290f21" fo:background-color="transparent" style:font-weight-asian="normal" style:font-weight-complex="normal"/>
    </style:style>
    <style:style style:name="P8" style:family="paragraph" style:parent-style-name="Text_20_body">
      <style:text-properties fo:font-variant="normal" fo:text-transform="none" style:use-window-font-color="true" style:font-name="Liberation Serif" fo:font-size="12pt" fo:letter-spacing="normal" fo:font-style="normal" fo:font-weight="normal" officeooo:paragraph-rsid="002a70f0" fo:background-color="transparent"/>
    </style:style>
    <style:style style:name="P9" style:family="paragraph" style:parent-style-name="Text_20_body">
      <style:text-properties fo:font-variant="normal" fo:text-transform="none" style:use-window-font-color="true" style:font-name="Liberation Serif" fo:font-size="12pt" fo:letter-spacing="normal" fo:font-style="normal" fo:font-weight="normal" officeooo:rsid="002a70f0" officeooo:paragraph-rsid="002a70f0" fo:background-color="transparent"/>
    </style:style>
    <style:style style:name="P10" style:family="paragraph" style:parent-style-name="Text_20_body">
      <style:text-properties fo:font-variant="normal" fo:text-transform="none" style:use-window-font-color="true" style:font-name="Liberation Serif" fo:font-size="12pt" fo:letter-spacing="normal" fo:font-style="normal" fo:font-weight="bold" officeooo:paragraph-rsid="002322cc" fo:background-color="transparent" style:font-weight-asian="bold" style:font-weight-complex="bold"/>
    </style:style>
    <style:style style:name="P11" style:family="paragraph" style:parent-style-name="Text_20_body">
      <style:text-properties fo:font-variant="normal" fo:text-transform="none" style:use-window-font-color="true" style:font-name="Liberation Serif" fo:font-size="12pt" fo:letter-spacing="normal" fo:font-style="normal" fo:font-weight="bold" officeooo:rsid="00273444" officeooo:paragraph-rsid="00273444" fo:background-color="transparent" style:font-weight-asian="bold" style:font-weight-complex="bold"/>
    </style:style>
    <style:style style:name="P12" style:family="paragraph" style:parent-style-name="Text_20_body">
      <style:text-properties fo:font-variant="normal" fo:text-transform="none" style:use-window-font-color="true" style:font-name="Liberation Serif" fo:font-size="12pt" fo:letter-spacing="normal" fo:font-style="normal" fo:font-weight="bold" officeooo:paragraph-rsid="00290f21" fo:background-color="transparent" style:font-weight-asian="bold" style:font-weight-complex="bold"/>
    </style:style>
    <style:style style:name="P13" style:family="paragraph" style:parent-style-name="Text_20_body">
      <style:text-properties fo:font-variant="normal" fo:text-transform="none" style:use-window-font-color="true" style:font-name="Liberation Serif" fo:font-size="12pt" fo:letter-spacing="normal" fo:font-style="normal" fo:font-weight="bold" officeooo:paragraph-rsid="002322cc" fo:background-color="transparent"/>
    </style:style>
    <style:style style:name="P14" style:family="paragraph" style:parent-style-name="Text_20_body">
      <style:text-properties fo:font-variant="normal" fo:text-transform="none" style:use-window-font-color="true" style:font-name="Liberation Serif" fo:font-size="12pt" fo:letter-spacing="normal" fo:font-style="normal" fo:font-weight="bold" officeooo:paragraph-rsid="00290f21" fo:background-color="transparent"/>
    </style:style>
    <style:style style:name="P15" style:family="paragraph" style:parent-style-name="Text_20_body">
      <style:text-properties style:use-window-font-color="true" style:font-name="Liberation Serif" officeooo:paragraph-rsid="002322cc" fo:background-color="transparent"/>
    </style:style>
    <style:style style:name="P16" style:family="paragraph" style:parent-style-name="Text_20_body">
      <style:text-properties officeooo:paragraph-rsid="002322cc"/>
    </style:style>
    <style:style style:name="P17"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bold" officeooo:paragraph-rsid="002322cc" fo:background-color="transparent" style:font-weight-asian="bold" style:font-weight-complex="bold"/>
    </style:style>
    <style:style style:name="P18"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bold" officeooo:rsid="00273444" officeooo:paragraph-rsid="00273444" fo:background-color="transparent" style:font-weight-asian="bold" style:font-weight-complex="bold"/>
    </style:style>
    <style:style style:name="P19"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P20" style:family="paragraph" style:parent-style-name="Text_20_body">
      <style:paragraph-properties fo:margin-left="1.251cm" fo:margin-right="0cm" fo:text-indent="0cm" style:auto-text-indent="false"/>
      <style:text-properties fo:font-variant="normal" fo:text-transform="none" style:use-window-font-color="true" style:font-name="Liberation Serif" fo:font-size="12pt" fo:letter-spacing="normal" fo:font-style="normal" fo:font-weight="normal" officeooo:paragraph-rsid="002a70f0" fo:background-color="transparent"/>
    </style:style>
    <style:style style:name="P21" style:family="paragraph" style:parent-style-name="Heading_20_1">
      <style:paragraph-properties fo:margin-top="0cm" fo:margin-bottom="0cm" loext:contextual-spacing="false"/>
      <style:text-properties style:use-window-font-color="true" style:font-name="Liberation Serif" officeooo:paragraph-rsid="00176826" fo:background-color="transparent"/>
    </style:style>
    <style:style style:name="P22" style:family="paragraph" style:parent-style-name="Text_20_body">
      <style:text-properties fo:font-variant="normal" fo:text-transform="none" style:use-window-font-color="true" style:font-name="Liberation Serif" fo:font-size="12pt" fo:letter-spacing="normal" fo:font-style="normal" fo:font-weight="normal" officeooo:rsid="00273444" officeooo:paragraph-rsid="00273444" fo:background-color="transparent"/>
    </style:style>
    <style:style style:name="P23" style:family="paragraph" style:parent-style-name="Text_20_body">
      <style:text-properties fo:font-variant="normal" fo:text-transform="none" style:use-window-font-color="true" style:font-name="Liberation Serif" fo:font-size="12pt" fo:letter-spacing="normal" fo:font-style="normal" fo:font-weight="normal" officeooo:rsid="002b1cad" officeooo:paragraph-rsid="002b1cad" fo:background-color="transparent"/>
    </style:style>
    <style:style style:name="P24" style:family="paragraph" style:parent-style-name="Text_20_body">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P25" style:family="paragraph" style:parent-style-name="Text_20_body">
      <style:text-properties fo:font-variant="normal" fo:text-transform="none" style:use-window-font-color="true" style:font-name="Liberation Serif" fo:font-size="12pt" fo:letter-spacing="normal" fo:font-style="normal" fo:font-weight="normal" officeooo:rsid="002b1cad" officeooo:paragraph-rsid="002b1cad" fo:background-color="transparent" style:font-weight-asian="normal" style:font-weight-complex="normal"/>
    </style:style>
    <style:style style:name="P26" style:family="paragraph" style:parent-style-name="Text_20_body">
      <style:text-properties fo:font-variant="normal" fo:text-transform="none" style:use-window-font-color="true" style:font-name="Liberation Serif" fo:font-size="12pt" fo:letter-spacing="normal" fo:font-style="normal" fo:font-weight="bold" officeooo:paragraph-rsid="002322cc" fo:background-color="transparent" style:font-weight-asian="bold" style:font-weight-complex="bold"/>
    </style:style>
    <style:style style:name="P27" style:family="paragraph" style:parent-style-name="Text_20_body">
      <style:text-properties fo:font-variant="normal" fo:text-transform="none" style:use-window-font-color="true" style:font-name="Liberation Serif" fo:font-size="12pt" fo:letter-spacing="normal" fo:font-style="normal" fo:font-weight="bold" officeooo:rsid="002b1cad" officeooo:paragraph-rsid="002b1cad" fo:background-color="transparent" style:font-weight-asian="bold" style:font-weight-complex="bold"/>
    </style:style>
    <style:style style:name="P28" style:family="paragraph" style:parent-style-name="Text_20_body">
      <style:paragraph-properties fo:margin-left="0cm" fo:margin-right="0cm" fo:text-indent="0cm" style:auto-text-indent="false"/>
      <style:text-properties fo:font-variant="normal" fo:text-transform="none" style:use-window-font-color="true" style:font-name="Liberation Serif" fo:font-size="12pt" fo:letter-spacing="normal" fo:font-style="normal" fo:font-weight="normal" officeooo:paragraph-rsid="002322cc" fo:background-color="transparent"/>
    </style:style>
    <style:style style:name="T1" style:family="text">
      <style:text-properties fo:font-variant="normal" fo:text-transform="none" style:use-window-font-color="true" style:font-name="Liberation Serif" fo:font-size="12pt" fo:letter-spacing="normal" fo:font-style="normal" fo:font-weight="normal" fo:background-color="transparent" loext:char-shading-value="0"/>
    </style:style>
    <style:style style:name="T2" style:family="text">
      <style:text-properties fo:font-variant="normal" fo:text-transform="none" style:use-window-font-color="true" style:font-name="Liberation Serif" fo:font-size="12pt" fo:letter-spacing="normal" fo:font-style="normal" fo:font-weight="normal" officeooo:rsid="002a07b7" fo:background-color="transparent" loext:char-shading-value="0"/>
    </style:style>
    <style:style style:name="T3" style:family="text">
      <style:text-properties fo:font-weight="bold" style:font-weight-asian="bold" style:font-weight-complex="bold"/>
    </style:style>
    <style:style style:name="T4" style:family="text">
      <style:text-properties fo:font-weight="bold" officeooo:rsid="00273444" style:font-weight-asian="bold" style:font-weight-complex="bold"/>
    </style:style>
    <style:style style:name="T5" style:family="text">
      <style:text-properties officeooo:rsid="00273444"/>
    </style:style>
    <style:style style:name="T6" style:family="text">
      <style:text-properties style:font-weight-asian="bold" style:font-weight-complex="bold"/>
    </style:style>
    <style:style style:name="T7" style:family="text">
      <style:text-properties officeooo:rsid="00290f21" style:font-weight-asian="bold" style:font-weight-complex="bold"/>
    </style:style>
    <style:style style:name="T8" style:family="text">
      <style:text-properties officeooo:rsid="002a07b7" style:font-weight-asian="bold" style:font-weight-complex="bold"/>
    </style:style>
    <style:style style:name="T9" style:family="text">
      <style:text-properties officeooo:rsid="00290f21"/>
    </style:style>
    <style:style style:name="T10" style:family="text">
      <style:text-properties style:font-weight-asian="normal" style:font-weight-complex="normal"/>
    </style:style>
    <style:style style:name="T11" style:family="text">
      <style:text-properties officeooo:rsid="00290f21" style:font-weight-asian="normal" style:font-weight-complex="normal"/>
    </style:style>
    <style:style style:name="T12" style:family="text">
      <style:text-properties officeooo:rsid="002a70f0" style:font-weight-asian="normal" style:font-weight-complex="normal"/>
    </style:style>
    <style:style style:name="T13" style:family="text">
      <style:text-properties officeooo:rsid="002a07b7"/>
    </style:style>
    <style:style style:name="T14" style:family="text">
      <style:text-properties officeooo:rsid="002a70f0"/>
    </style:style>
    <style:style style:name="T15" style:family="text">
      <style:text-properties officeooo:rsid="002b1c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 table:style-name="Tabelle1">
        <table:table-column table:style-name="Tabelle1.A"/>
        <table:table-row>
          <table:table-cell table:style-name="Tabelle1.A1" office:value-type="string">
            <text:h text:style-name="P21" text:outline-level="1"><text:bookmark-start text:name="__RefHeading___Toc2339_51850623"/>33 Glossary<text:bookmark-end text:name="__RefHeading___Toc2339_51850623"/></text:h>
          </table:table-cell>
        </table:table-row>
      </table:table>
      <text:p text:style-name="P4"/>
      <text:p text:style-name="P15">This page lists definitions for terms used in Bforartists and this manual.</text:p>
      <text:p text:style-name="P10">Action Safe</text:p>
      <text:p text:style-name="P28">Area of the screen visible on most devices. Place content inside it to ensure it does not get cut off.</text:p>
      <text:p text:style-name="P16"><text:span text:style-name="T3">Active</text:span><text:span text:style-name="T4"><text:tab/></text:span><text:span text:style-name="T5"><text:tab/><text:tab/><text:tab/><text:tab/><text:tab/><text:tab/><text:tab/><text:tab/><text:tab/><text:tab/><text:tab/><text:tab/><text:tab/></text:span></text:p>
      <text:p text:style-name="P22">When many items are selected, the last selected item will be the active one. Used in situations where the interface only shows options for one item at a time.</text:p>
      <text:p text:style-name="P10">Aliasing</text:p>
      <text:p text:style-name="P5">Rendering artifacts in the form of jagged lines.</text:p>
      <text:p text:style-name="P10">Alpha Channel</text:p>
      <text:p text:style-name="P5">Additional channel in an image for transparency.</text:p>
      <text:p text:style-name="P17">Straight Alpha</text:p>
      <text:p text:style-name="P19">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17">Premultiplied Alpha</text:p>
      <text:p text:style-name="P19">Method where RGBA channels are stored as (R × A, G × A, B × A, A), with the alpha multiplied into the RGB channel.</text:p>
      <text:p text:style-name="P19">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18">Conversion (Straight/Premultiplied) Alpha</text:p>
      <text:p text:style-name="P19">Conversion between the two alpha types is not a simple operation and can involve data loss, as both alpha types can represent data that the other cannot, though it is often subtle.</text:p>
      <text:p text:style-name="P19">Straight alpha can be considered to be an RGB color image with a separate alpha mask. In areas where this mask is fully transparent, there can still be colors in the RGB channels. On conversion to premultiplied alpha, this mask is applied and the colors in such areas become black and are lost.</text:p>
      <text:p text:style-name="P19">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5"/>
      <text:p text:style-name="P10"><text:soft-page-break/>Ambient Light</text:p>
      <text:p text:style-name="P5">The light that comes from the surrounding environment as a whole.</text:p>
      <text:p text:style-name="P10">Ambient Occlusion</text:p>
      <text:p text:style-name="P5">A ratio of how much ambient light a surface point would be likely to receive. If a surface point is under a foot or table, it will end up much darker than the top of someone’s head or the tabletop.</text:p>
      <text:p text:style-name="P10">Animation</text:p>
      <text:p text:style-name="P5">Simulation of motion.</text:p>
      <text:p text:style-name="P11">Anti-aliasing</text:p>
      <text:p text:style-name="P5">Is the technique of minimizing aliasing, by e.g. rendering multiple samples per pixel.</text:p>
      <text:p text:style-name="P10">Armature</text:p>
      <text:p text:style-name="P5">An Object consisting of bones. Used to rig characters, props, etc.</text:p>
      <text:p text:style-name="P10">Axis</text:p>
      <text:p text:style-name="P5">A reference line which defines coordinates along one cardinal direction in n-dimensional space.</text:p>
      <text:p text:style-name="P10">Axis Angle</text:p>
      <text:p text:style-name="P5">Rotation method where X, Y, and Z correspond to the axis definition, while W corresponds to the angle around that axis, in radians.</text:p>
      <text:p text:style-name="P10">Baking</text:p>
      <text:p text:style-name="P5">The process of computing and storing the result of a potentially time-consuming calculation so as to avoid needing to calculate it again.</text:p>
      <text:p text:style-name="P10">Bevel</text:p>
      <text:p text:style-name="P5">The operation to chamfer or bevel edges of an object.</text:p>
      <text:p text:style-name="P10">Bézier</text:p>
      <text:p text:style-name="P5">A computer graphics technique for generating and representing curves.</text:p>
      <text:p text:style-name="P10">Blend Modes</text:p>
      <text:p text:style-name="P10">Color Blend Modes</text:p>
      <text:p text:style-name="P5">Methods for blending two colors together.</text:p>
      <text:p text:style-name="P10">Bone</text:p>
      <text:p text:style-name="P5">The building block of an Armature. Made up of a Head, Tail and Roll Angle which define a set of local axes and a point of rotation at the Head.</text:p>
      <text:p text:style-name="P10">Boolean</text:p>
      <text:p text:style-name="P5">A type of logic dealing with binary true/false states.</text:p>
      <text:p text:style-name="P10">Bounding Box</text:p>
      <text:p text:style-name="P5"><text:soft-page-break/>The box that encloses the shape of an object. The box is aligned with the local space of the object.</text:p>
      <text:p text:style-name="P10">Bump Mapping</text:p>
      <text:p text:style-name="P5">Technique for simulating slight variations in surface height using a grayscale “heightmap” texture.</text:p>
      <text:p text:style-name="P13"><text:span text:style-name="T6">BVH</text:span><text:span text:style-name="T7"> </text:span></text:p>
      <text:p text:style-name="P6"><text:span text:style-name="T10">Bounding Volume Hierarchy</text:span><text:span text:style-name="T11">. File format. </text:span>A hierarchical structure of geometric objects.</text:p>
      <text:p text:style-name="P10">Caustics</text:p>
      <text:p text:style-name="P5">The optical phenomenon of light concentration focused by specular reflections or refracting objects. In example observable on light passing through a glass of water onto a table or the pattern at the bottom of a swimming pool.</text:p>
      <text:p text:style-name="P5">In rendering this refers to diffuse reflected light paths after a glossy or refraction bounce.</text:p>
      <text:p text:style-name="P10">Child</text:p>
      <text:p text:style-name="P5">An Object that is affected by its Parent.</text:p>
      <text:p text:style-name="P10">Chroma<text:span text:style-name="T9"> / </text:span>Chrominance</text:p>
      <text:p text:style-name="P5">In general, a resulting image color decomposition, where its (L or Y) luminance channel is separated. There are two different contexts whereas this term is used:</text:p>
      <text:p text:style-name="P10">Video systems</text:p>
      <text:p text:style-name="P5">Refers to the general color decomposition resulting in Y (Luminance) and C (Chrominance) channels, whereas the chrominance is represented by: U = ( Blue minus Luminance ) and V = ( Red minus Luminance ).</text:p>
      <text:p text:style-name="P10">Matte compositing</text:p>
      <text:p text:style-name="P5">Refers to a point in the color gamut surrounded by a mixture of a determined spectrum of its RGB neighboring colors. This point is called Chroma key and this key (a chosen color) is used to create an Alpha Mask. The total amount of gamut space for this chrominance point is defined by users in a circular or square-shaped format.</text:p>
      <text:p text:style-name="P10">Chromaticities</text:p>
      <text:p text:style-name="P5">The coordinates of the primaries on the CIE 1931 xy chromaticity diagram.</text:p>
      <text:p text:style-name="P13"><text:span text:style-name="T6">Clamp</text:span><text:span text:style-name="T7"> / </text:span><text:span text:style-name="T6">Clamping</text:span></text:p>
      <text:p text:style-name="P5">Limits a variable to a range. The values over or under the range are set to the constant values of the range’s minimum or maximum.</text:p>
      <text:p text:style-name="P10">Collection</text:p>
      <text:p text:style-name="P5">A device for organizing objects. See also Collections.</text:p>
      <text:p text:style-name="P10">Color Gamut</text:p>
      <text:p text:style-name="P5">A gamut traditionally refers to the volume of color a particular color model/space can cover. In many instances, it is often illustrated via a 2D model using CIE Yxy coordinates.</text:p>
      <text:p text:style-name="P10">Color Space</text:p>
      <text:p text:style-name="P5"><text:soft-page-break/>A coordinate system in which a vector represent a color value. By doing so, the color space defines three things:</text:p>
      <text:p text:style-name="P5">The exact color of each of the primaries<text:span text:style-name="T14">. </text:span><text:span text:style-name="T10">The White Point</text:span><text:span text:style-name="T12">. </text:span>A transfer function</text:p>
      <text:p text:style-name="P17">sRGB</text:p>
      <text:p text:style-name="P19">A color space that uses the Rec .709 primaries and white point but, with a slightly different transfer function.</text:p>
      <text:p text:style-name="P17">HSV</text:p>
      <text:p text:style-name="P19">Three values often considered as more intuitive (human perception) than the RGB system.</text:p>
      <text:p text:style-name="P17">Hue</text:p>
      <text:p text:style-name="P19">The Hue of the color.</text:p>
      <text:p text:style-name="P17">Saturation</text:p>
      <text:p text:style-name="P19">Also known as colorfulness, saturation is the quantity of hue in the color (from desaturated – a shade of gray – to saturated – brighter colors).</text:p>
      <text:p text:style-name="P17">Value</text:p>
      <text:p text:style-name="P19">The brightness of the color (dark to light).</text:p>
      <text:p text:style-name="P17">HSL</text:p>
      <text:p text:style-name="P19">Hue, Saturation</text:p>
      <text:p text:style-name="P17">Luminance</text:p>
      <text:p text:style-name="P20">The intensity of light either in an image/model channel, or emitted from a surface per square unit in a given direction.</text:p>
      <text:p text:style-name="P17">YUV</text:p>
      <text:p text:style-name="P19">Luminance-Chrominance standard used in broadcasting analog PAL (European) video.</text:p>
      <text:p text:style-name="P17">YCbCr</text:p>
      <text:p text:style-name="P19">Luminance-ChannelBlue-ChannelRed Component video for digital broadcast use, whose standards have been updated for HDTV and commonly referred to as the HDMI format for component video.</text:p>
      <text:p text:style-name="P10">Concave Face</text:p>
      <text:p text:style-name="P5">Face in which one vertex is inside a triangle formed by other vertices of the face.</text:p>
      <text:p text:style-name="P10">Constraint</text:p>
      <text:p text:style-name="P5">A way of controlling one object with data from another.</text:p>
      <text:p text:style-name="P10">Convex Face</text:p>
      <text:p text:style-name="P5">Face where, if lines were drawn from each vertex to every other vertex, all lines would remain in the face. Opposite of a concave face.</text:p>
      <text:p text:style-name="P10">Coplanar</text:p>
      <text:p text:style-name="P5"><text:soft-page-break/>Refers to any set of elements that are all aligned to the same 2D plane in 3D space.</text:p>
      <text:p text:style-name="P10">Crease</text:p>
      <text:p text:style-name="P5">Property of an edge. Used to define the sharpness of edges in subdivision surface meshes.</text:p>
      <text:p text:style-name="P10">Curve</text:p>
      <text:p text:style-name="P5">A type of object defined in terms of a line interpolated between Control Vertices. Available types of curves include Bézier, NURBS and Poly.</text:p>
      <text:p text:style-name="P10">Cyclic</text:p>
      <text:p text:style-name="P5">Often referring to an object being circular. This term is often associated with Curve.</text:p>
      <text:p text:style-name="P10">Data User</text:p>
      <text:p text:style-name="P5">An existing Blender object, which is using its own data, or linked data (data owned and controlled by another Blender object).</text:p>
      <text:p text:style-name="P10">Diffuse Light</text:p>
      <text:p text:style-name="P5">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0">Directional Light</text:p>
      <text:p text:style-name="P5">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0">Displacement Mapping</text:p>
      <text:p text:style-name="P5">A method for distorting vertices based on an image or texture. Similar to Bump Mapping, but instead operates on the mesh’s actual geometry. This relies on the mesh having enough geometry to represent details in the image.</text:p>
      <text:p text:style-name="P10">Display Referenced</text:p>
      <text:p text:style-name="P5">Refers to an image whose Luminance channel is limited to a certain range of values (usually 0-1). The reason it is called display referenced is because a display cannot display an infinite range of values. So, the term Scene Referenced must go through a transfer function to be converted from one to the other.</text:p>
      <text:p text:style-name="P10">DOF</text:p>
      <text:p text:style-name="P5">Depth Of Field<text:span text:style-name="T9">. </text:span>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0">Double Buffer</text:p>
      <text:p text:style-name="P5">Technique for rendering and displaying content on the screen. Blender uses two buffers (images) to render the <text:soft-page-break/>interface, the content of one buffer is displayed while rendering occurs on the other buffer. When rendering is complete, the buffers are switched.</text:p>
      <text:p text:style-name="P10">Edge</text:p>
      <text:p text:style-name="P5">Straight segment (line) that connects two vertices, and can be part of a face.</text:p>
      <text:p text:style-name="P10">Edge Loop</text:p>
      <text:p text:style-name="P5">Chain of edges belonging to consecutive quads. An edge loop ends at a pole or a boundary. Otherwise, it is cyclic.</text:p>
      <text:p text:style-name="P10">Edge Ring</text:p>
      <text:p text:style-name="P5">Path of all edges along a face loop that share two faces belonging to that loop.</text:p>
      <text:p text:style-name="P10">Empty</text:p>
      <text:p text:style-name="P5">An Object without any Vertices, Edges or Faces.</text:p>
      <text:p text:style-name="P10">Euler<text:span text:style-name="T15"> / </text:span>Euler Rotation</text:p>
      <text:p text:style-name="P5">Rotation method where rotations applied on each X, Y, Z axis component.</text:p>
      <text:p text:style-name="P10">F-Curve</text:p>
      <text:p text:style-name="P5">A curve that holds the animation values of a specific property.</text:p>
      <text:p text:style-name="P10">Face</text:p>
      <text:p text:style-name="P5">Mesh element that defines a piece of surface. It consists of three or more edges.</text:p>
      <text:p text:style-name="P10">Face Loop</text:p>
      <text:p text:style-name="P5">Chain of consecutive quads. A face loop stops at a triangle or N-gon (which do not belong to the loop), or at a boundary. Otherwise, it is cyclic.</text:p>
      <text:p text:style-name="P10">Face Normal</text:p>
      <text:p text:style-name="P5">The normalized vector perpendicular to the plane that a face lies in. Each face has its own normal.</text:p>
      <text:p text:style-name="P10">Fake User</text:p>
      <text:p text:style-name="P5">A special Data User, a program construct that is used to mark an object (e.g. material) to be saved in a blend-file, even when no Real User is using the object. Objects that are not used by any Data User are not included in saved blend-files.</text:p>
      <text:p text:style-name="P10">Field of View</text:p>
      <text:p text:style-name="P5">The area in which objects are visible to the camera. Also see Focal Length.</text:p>
      <text:p text:style-name="P10">Focal Length</text:p>
      <text:p text:style-name="P5">The distance required by a lens to focus collimated light. Defines the magnification power of a lens. Also see Field of View.</text:p>
      <text:p text:style-name="P10">Frame Types</text:p>
      <text:p text:style-name="P5">In video compression, a frame can be compressed by several different algorithms. These algorithms are known <text:soft-page-break/>as picture types or frame types and there are three major types: I, P, and B frames.</text:p>
      <text:p text:style-name="P17">I-frames</text:p>
      <text:p text:style-name="P19">The least compressible but don’t require other video frames to decode.</text:p>
      <text:p text:style-name="P17">P-frames</text:p>
      <text:p text:style-name="P19">Use data from previous frames to decompress and are more compressible than I-frames.</text:p>
      <text:p text:style-name="P17">B-frames</text:p>
      <text:p text:style-name="P19">Use both previous and forward frames for data reference to get the highest amount of compression.</text:p>
      <text:p text:style-name="P10">Gamma</text:p>
      <text:p text:style-name="P5">An operation used to adjust the brightness of an image.</text:p>
      <text:p text:style-name="P10">Geometric Center</text:p>
      <text:p text:style-name="P5">The mean average of the positions of all vertices making up the object.</text:p>
      <text:p text:style-name="P10">Gimbal</text:p>
      <text:p text:style-name="P5">A pivoted support that allows the rotation of an object about a single axis.</text:p>
      <text:p text:style-name="P10">Gimbal Lock</text:p>
      <text:p text:style-name="P5">The limitation where axes of rotation can become aligned, losing the ability to rotate on an axis (typically associated with euler rotation).</text:p>
      <text:p text:style-name="P10">Global Illumination</text:p>
      <text:p text:style-name="P5">A superset of radiosity and ray tracing. The goal is to compute all possible light interactions in a given scene, and thus, obtain a truly photorealistic image. All combinations of diffuse and specular reflections and transmissions must be accounted for. Effects such as color bleeding and caustics must be included in a global illumination simulation.</text:p>
      <text:p text:style-name="P10">Global Space</text:p>
      <text:p text:style-name="P23">The global world coordinates. Is equal to World Space.</text:p>
      <text:p text:style-name="P10">Glossy Map</text:p>
      <text:p text:style-name="P23">A black and white texture that defines where the object is glossy.</text:p>
      <text:p text:style-name="P10">HDRI</text:p>
      <text:p text:style-name="P5">High Dynamic Range Image<text:span text:style-name="T9">. </text:span>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0">Head</text:p>
      <text:p text:style-name="P5">A subcomponent of a Bone. The point of rotation for the bone has X, Y, and Z coordinates measured in the Local Space of the Armature Object. Used in conjunction with the Tail to define the local Y axis of the bone in Pose Mode. The larger of the two ends when displayed as an Octahedron.</text:p>
      <text:p text:style-name="P10"><text:soft-page-break/>Interpolation</text:p>
      <text:p text:style-name="P5">The process of calculating new data between points of known value, like keyframes.</text:p>
      <text:p text:style-name="P10">Inverse Kinematics</text:p>
      <text:p text:style-name="P5">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0">IOR</text:p>
      <text:p text:style-name="P5">Index Of Refraction<text:span text:style-name="T9">. </text:span>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0">Keyframe</text:p>
      <text:p text:style-name="P5">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0">Keyframing</text:p>
      <text:p text:style-name="P5">Inserting Keyframes to build an animated sequence.</text:p>
      <text:p text:style-name="P10">Lattice</text:p>
      <text:p text:style-name="P5">A type of object consisting of a non-renderable three-dimensional grid of vertices.</text:p>
      <text:p text:style-name="P10">Light Bounces</text:p>
      <text:p text:style-name="P5">Refers to the reflection or transmission of a light ray upon interaction with a material. See also Light Paths.</text:p>
      <text:p text:style-name="P10">Local Space</text:p>
      <text:p text:style-name="P5">A 3D coordinate system that originates (for Objects) at the Object Origin. or (for Bones) at the Head of the Bone.</text:p>
      <text:p text:style-name="P10">Luminance</text:p>
      <text:p text:style-name="P5">The intensity of light either in an image/model channel, or emitted from a surface per square unit in a given direction.</text:p>
      <text:p text:style-name="P10">Manifold</text:p>
      <text:p text:style-name="P5">Manifold meshes, also called water-tight meshes, define a closed non-self-intersecting volume (see also non-manifold).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text:soft-page-break/>of non-overlapped surfaces.</text:p>
      <text:p text:style-name="P10">MatCap</text:p>
      <text:p text:style-name="P5">Stands for “material capture”, using an image to represent a complete material including lighting and reflections.</text:p>
      <text:p text:style-name="P14"><text:span text:style-name="T6">Matte</text:span><text:span text:style-name="T7"> </text:span></text:p>
      <text:p text:style-name="P7">Matte painting is the technique to union real life footage like a foto with cg content like a mesh.</text:p>
      <text:p text:style-name="P12">Mask</text:p>
      <text:p text:style-name="P5">A grayscale image used to include or exclude parts of an image. A matte is applied as an Alpha Channel, or it is used as a mix factor when applying Color Blend Modes.</text:p>
      <text:p text:style-name="P10">Mesh</text:p>
      <text:p text:style-name="P5">Type of object consisting of vertices, edges and faces.</text:p>
      <text:p text:style-name="P10">Micropolygons</text:p>
      <text:p text:style-name="P5">A polygon roughly the size of a pixel or smaller.</text:p>
      <text:p text:style-name="P10">MIP<text:span text:style-name="T15"> / </text:span>Mip-map<text:span text:style-name="T15"> / </text:span>Mip-mapping</text:p>
      <text:p text:style-name="P5">‘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p>
      <text:p text:style-name="P10">MIS</text:p>
      <text:p text:style-name="P5">Multiple Importance Sampling<text:span text:style-name="T9">. </text:span>A process of estimating the direction of light rays to improve sampling quality.</text:p>
      <text:p text:style-name="P10">Motion Blur</text:p>
      <text:p text:style-name="P5">The phenomenon that occurs when we perceive a rapidly moving object. The object appears to be blurred because of our persistence of vision. Simulating motion blur makes computer animation appear more realistic.</text:p>
      <text:p text:style-name="P10">Multisampling</text:p>
      <text:p text:style-name="P5">Rendering multiple samples per pixel, for anti-aliasing.</text:p>
      <text:p text:style-name="P10">N-gon</text:p>
      <text:p text:style-name="P5">A face that contains more than four vertices.</text:p>
      <text:p text:style-name="P10">NDOF</text:p>
      <text:p text:style-name="P5">A general term used to describe a 3D mouse, or any input devices which supports more degrees of freedom than a conventional 2D input device, see: NDOF (3D Mouse).</text:p>
      <text:p text:style-name="P10">Non-linear Animation</text:p>
      <text:p text:style-name="P5"><text:soft-page-break/>Animation technique that allows the animator to edit motions as a whole, not just the individual keys. Non-linear animation allows you to combine, mix, and blend different motions to create entirely new animations.</text:p>
      <text:p text:style-name="P10">Non-manifold</text:p>
      <text:p text:style-name="P5">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5">There are several types of non-manifold geometry:</text:p>
      <text:p text:style-name="P5">Some borders and holes (edges with only a single connected face), as faces have no thickness.</text:p>
      <text:p text:style-name="P5">Edges and vertices not belonging to any face (wire).</text:p>
      <text:p text:style-name="P5">Edges connected to three or more faces (interior faces).</text:p>
      <text:p text:style-name="P5">Vertices belonging to faces that are not adjoining (e.g. two cones sharing the vertex at the apex).</text:p>
      <text:p text:style-name="P10">Normal</text:p>
      <text:p text:style-name="P5">The normalized vector perpendicular to a surface.</text:p>
      <text:p text:style-name="P5">Normals can be assigned to vertices, faces and modulated across a surface using normal mapping.</text:p>
      <text:p text:style-name="P10">Normal Mapping</text:p>
      <text:p text:style-name="P5">Is similar to Bump mapping, but instead of the image being a grayscale heightmap, the colors define in which direction the normal should be shifted, the three color channels being mapped to the three directions X, Y and Z. This allows more detail and control over the effect.</text:p>
      <text:p text:style-name="P10">NURBS</text:p>
      <text:p text:style-name="P5">Non-uniform Rational Basis Spline</text:p>
      <text:p text:style-name="P5">A computer graphics technique for generating and representing curves and surfaces.</text:p>
      <text:p text:style-name="P10">Object</text:p>
      <text:p text:style-name="P5">Container for a type (Mesh, Curve, Surface, Metaball, Text, Armature, Lattice, Empty, Camera, Light) and basic 3D transform data (Object Origin).</text:p>
      <text:p text:style-name="P13"><text:span text:style-name="T6">Object Center</text:span><text:span text:style-name="T8"> / </text:span><text:span text:style-name="T6">Object Origin</text:span></text:p>
      <text:p text:style-name="P5">A reference point used to position, rotate, and scale an Object and to define its Local Space coordinates.</text:p>
      <text:p text:style-name="P10">Octahedron</text:p>
      <text:p text:style-name="P5">An eight-sided figure commonly used to depict the Bones of an Armature.</text:p>
      <text:p text:style-name="P10">OpenGL</text:p>
      <text:p text:style-name="P5"><text:soft-page-break/>The graphics system used by Blender (and many other graphics applications) for rendering 3D graphics, often taking advantage of hardware acceleration.</text:p>
      <text:p text:style-name="P10">Overscan</text:p>
      <text:p text:style-name="P5">The term used to describe the situation. when not all of a televised image is present on a viewing screen.</text:p>
      <text:p text:style-name="P10">Parent</text:p>
      <text:p text:style-name="P5">An Object that affects its Child objects.</text:p>
      <text:p text:style-name="P10">Parenting</text:p>
      <text:p text:style-name="P5">Creating a Parent-Child relationship between two objects.</text:p>
      <text:p text:style-name="P10">Particle system</text:p>
      <text:p text:style-name="P5">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0">Phong</text:p>
      <text:p text:style-name="P5">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0">Pivot Point</text:p>
      <text:p text:style-name="P5">The pivot point is the point in space around which all rotations, scalings and mirror transformations are centered.</text:p>
      <text:p text:style-name="P10">Pixel</text:p>
      <text:p text:style-name="P5">The smallest unit of information in a 2D raster image, representing a single color made up of red, green, and blue channels. If the image has an alpha channel, the pixel will contain a corresponding fourth channel.</text:p>
      <text:p text:style-name="P10">Pole</text:p>
      <text:p text:style-name="P5">Vertex where three, five, or more edges meet. A vertex connected to one, two, or four edges is not a pole.</text:p>
      <text:p text:style-name="P27">Polgon</text:p>
      <text:p text:style-name="P25">A geometry face with multiple vertices. A tri has three vertices, a quad has four vertices, a N-gon has more than four vertices. And they all are polygons.</text:p>
      <text:p text:style-name="P10">Pose Mode</text:p>
      <text:p text:style-name="P5">Used for posing, keyframing, weight painting, constraining and parenting the bones of an armature.</text:p>
      <text:p text:style-name="P10">Posing</text:p>
      <text:p text:style-name="P5">Moving, Rotating and Scaling the bones of an armature to achieve an aesthetically pleasing pose for a character.</text:p>
      <text:p text:style-name="P10">Premultiplied Alpha</text:p>
      <text:p text:style-name="P5"><text:soft-page-break/>If an alpha channel is used in an image, there are two common representations that are available: straight (unassociated) alpha, and premultiplied (associated) alpha.<text:span text:style-name="T13"> With straight alpha, the RGB components represent the color of the object or pixel, disregarding its opacity. With premultiplied alpha, the RGB components represent the emission of the object or pixel, and the alpha represents the occlusion.</text:span></text:p>
      <text:p text:style-name="P10">Primaries</text:p>
      <text:p text:style-name="P5">In color theory, primaries (often known as primary colors) are the abstract lights, using an absolute model, that make up a color space.</text:p>
      <text:p text:style-name="P10">Primitive</text:p>
      <text:p text:style-name="P5">A basic object that can be used as a basis for modeling more complicated objects.</text:p>
      <text:p text:style-name="P10">Procedural Texture</text:p>
      <text:p text:style-name="P5">Computer generated (generic) textures that can be configured via different parameters.</text:p>
      <text:p text:style-name="P10">Projection</text:p>
      <text:p text:style-name="P5">In computer graphics, there are two common camera projections used.<text:span text:style-name="T13"> Perspective and Orthographic.</text:span></text:p>
      <text:p text:style-name="P17">Perspective</text:p>
      <text:p text:style-name="P19">A perspective view is geometrically constructed by taking a scene in 3D and placing an observer at point O. The 2D perspective scene is built by placing a plane (e.g. a sheet of paper) where the 2D scene is to be rendered in front of point O, perpendicular to the viewing direction. For each point P in the 3D scene a PO line is drawn, passing by O and P. The intersection point S between this PO line and the plane is the perspective projection of that point. By projecting all points P of the scene you get a perspective view.</text:p>
      <text:p text:style-name="P17">Orthographic</text:p>
      <text:p text:style-name="P19">In an orthographic projection, you have a viewing direction but not a viewing point O. The line is then drawn through point P so that it is parallel to the viewing direction. The intersection S between the line and the plane is the orthographic projection of the point P. By projecting all points P of the scene you get the orthographic view.</text:p>
      <text:p text:style-name="P10">Proxy</text:p>
      <text:p text:style-name="P5">For video editing, a proxy is a smaller version of the original file, typically using an optimized video codec and lower resolution version (faster to load) that stands in for the main image or video.</text:p>
      <text:p text:style-name="P5">When proxies are built, editing functions like scrubbing and scrolling and compositing is much faster but gives lower resolution and slightly imprecise result.</text:p>
      <text:p text:style-name="P10">Quad<text:span text:style-name="T13"> / </text:span>Quadrilateral<text:span text:style-name="T13"> / </text:span>Quadrangle</text:p>
      <text:p text:style-name="P5">Face that contains exactly four vertices.</text:p>
      <text:p text:style-name="P10">Quaternion<text:span text:style-name="T15"> / </text:span>Quaternion Rotation</text:p>
      <text:p text:style-name="P5">Rotation method where rotations are defined by four values (X, Y, Z, and W). X, Y, and Z also define an axis, and W an angle, but it is quite different from Axis Angle.</text:p>
      <text:p text:style-name="P10"><text:soft-page-break/>Radiosity</text:p>
      <text:p text:style-name="P5">A global lighting method that calculates patterns of light and shadow for rendering graphics images from three-dimensional models. One of the many different tools which can simulate diffuse lighting in Blender.</text:p>
      <text:p text:style-name="P10">Seed</text:p>
      <text:p text:style-name="P16"><text:span text:style-name="T2">The seed is a value that gets used for</text:span><text:span text:style-name="T1"> random number generators</text:span><text:span text:style-name="T2">. It is not really random since the same seed will always produce the same random number set. But random enough for most randomization needs. Choosing another seed value will produce another set of random numbers.</text:span></text:p>
      <text:p text:style-name="P10">Ray Tracing</text:p>
      <text:p text:style-name="P5">Rendering technique that works by tracing the path taken by a ray of light through the scene, and calculating reflection, refraction, or absorption of the ray whenever it intersects an object in the world. More accurate than scanline, but much slower.</text:p>
      <text:p text:style-name="P10">Real User</text:p>
      <text:p text:style-name="P5">A Blender object, which is a Data User. Opposite of Fake User, which is only a program construct.</text:p>
      <text:p text:style-name="P10">Refraction</text:p>
      <text:p text:style-name="P5">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text:p>
      <text:p text:style-name="P10">Render</text:p>
      <text:p text:style-name="P5">The process of computationally generating a 2D image from 3D geometry.</text:p>
      <text:p text:style-name="P10">RGB</text:p>
      <text:p text:style-name="P5">A color model based on the traditional primary colors, Red/Green/Blue. RGB colors are also directly broadcasted to most computer monitors.</text:p>
      <text:p text:style-name="P10">Rig</text:p>
      <text:p text:style-name="P5">A system of relationships that determine how something moves. The act of building of such a system.</text:p>
      <text:p text:style-name="P13"><text:span text:style-name="T6">Roll</text:span><text:span text:style-name="T8"> / </text:span><text:span text:style-name="T6">Roll Angle</text:span></text:p>
      <text:p text:style-name="P5">The orientation of the local X and Z axes of a Bone. Has no effect on the local Y axis as local Y is determined by the location of the Head and Tail.</text:p>
      <text:p text:style-name="P10">Rolling Shutter</text:p>
      <text:p text:style-name="P5">In real CMOS cameras the sensor is read out with scanlines and hence different scanlines are sampled at a different moment in time. This, for example, make vertical straight lines being curved when doing a horizontal camera pan. See also Rolling Shutter on Wikipedia.</text:p>
      <text:p text:style-name="P10">Roughness Map</text:p>
      <text:p text:style-name="P5">A grayscale texture that defines how rough or smooth the surface of a material is. This may also be known as a Glossy Map.</text:p>
      <text:p text:style-name="P10">Scanline</text:p>
      <text:p text:style-name="P5"><text:soft-page-break/>Rendering technique. Much faster than ray tracing, but allows fewer effects, such as reflections, refractions, motion blur and focal blur.</text:p>
      <text:p text:style-name="P10">Scene Referenced</text:p>
      <text:p text:style-name="P5">An image whose Luminance channel is not limited.</text:p>
      <text:p text:style-name="P10">Shading</text:p>
      <text:p text:style-name="P5">Process of altering the color of an object/surface in the 3D scene, based on its angle to lights and its distance from lights to create a photorealistic effect.</text:p>
      <text:p text:style-name="P10">Smoothing</text:p>
      <text:p text:style-name="P5">Defines how faces are shaded. Faces can be either solid (faces are rendered flat) or smooth (faces are smoothed by interpolating the normal on every point of the face).</text:p>
      <text:p text:style-name="P10">Specular Light</text:p>
      <text:p text:style-name="P5">A light which is reflected precisely, like a mirror. Also used to refer to highlights on reflective objects.</text:p>
      <text:p text:style-name="P10">SSS</text:p>
      <text:p text:style-name="P5">Subsurface Scatterin<text:span text:style-name="T13">g. </text:span>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0">Straight Alpha</text:p>
      <text:p text:style-name="P8">If an alpha channel is used in an image, there are two common representations that are available: straight (unassociated) alpha, and premultiplied (associated) alpha.<text:span text:style-name="T13"> With straight alpha, the RGB components represent the color of the object or pixel, disregarding its opacity. With premultiplied alpha, the RGB components represent the emission of the object or pixel, and the alpha represents the occlusion.</text:span></text:p>
      <text:p text:style-name="P10">Subdiv<text:span text:style-name="T14"> / SDS</text:span></text:p>
      <text:p text:style-name="P5">Subdivision Surface<text:span text:style-name="T14">. </text:span>A method of creating smooth higher poly surfaces which can take a low polygon mesh as input.</text:p>
      <text:p text:style-name="P10">Subdividing</text:p>
      <text:p text:style-name="P5">Technique for adding more geometry to a mesh. It creates new vertices on subdivided edges, new edges between subdivisions and new faces based on new edges. If new edges cross a new vertex is created at their crossing point.</text:p>
      <text:p text:style-name="P10">Tail</text:p>
      <text:p text:style-name="P5">A subcomponent of a Bone. Has X, Y and Z coordinates measured in the Local Space of the Armature Object. Used in conjunction with the Head to define the local Y axis of a bone in Pose Mode. The smaller of the two ends when displayed as an Octahedron.</text:p>
      <text:p text:style-name="P10">Tessellation</text:p>
      <text:p text:style-name="P5">The tiling of a plane using one or more geometric shapes usually resulting in Micropolygons.</text:p>
      <text:p text:style-name="P10"><text:soft-page-break/>Texture</text:p>
      <text:p text:style-name="P5">Specifies visual patterns on surfaces and simulates physical surface structure.</text:p>
      <text:p text:style-name="P10">Texture Space</text:p>
      <text:p text:style-name="P5">The bounding box to use when using Generated mapping to add a Texture to an image.</text:p>
      <text:p text:style-name="P10">Timecode</text:p>
      <text:p text:style-name="P5">A coded signal on videotape or film giving information about the frame number and time the frame was recorded. Timecodes are used to sync media between different recording devices, including both audio and video.</text:p>
      <text:p text:style-name="P10">Title Safe</text:p>
      <text:p text:style-name="P5">Area of the screen visible on all devices. Place text and graphics inside this area to make sure they do not get cut off.</text:p>
      <text:p text:style-name="P10">Topology</text:p>
      <text:p text:style-name="P5">The arrangement of Vertices, Edges, and Faces which define the shape of a mesh. See vertex, edge, and face.</text:p>
      <text:p text:style-name="P10">Transforms</text:p>
      <text:p text:style-name="P5">The combined idea of location, rotation, and scale.</text:p>
      <text:p text:style-name="P10">Triangle<text:span text:style-name="T15"> / Tri</text:span></text:p>
      <text:p text:style-name="P5">Face with exactly three vertices.</text:p>
      <text:p text:style-name="P10">User</text:p>
      <text:p text:style-name="P9">The user for the current object.</text:p>
      <text:p text:style-name="P10">UV Map</text:p>
      <text:p text:style-name="P5">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0">Vertex<text:span text:style-name="T14"> / </text:span>Vertices</text:p>
      <text:p text:style-name="P5">A point in 3D space containing a location. It may also have a defined color. Vertices are the terminating points of edges.</text:p>
      <text:p text:style-name="P10">Vertex Group</text:p>
      <text:p text:style-name="P5">Collection of vertices. Vertex groups are useful for limiting operations to specific areas of a mesh.</text:p>
      <text:p text:style-name="P10">Voxel</text:p>
      <text:p text:style-name="P5">A cubic 3D equivalent to the square 2D pixel. The name is a combination of the terms “Volumetric” and “Pixel”. Used to store smoke and fire data from physics simulations.</text:p>
      <text:p text:style-name="P10">Walk Cycle</text:p>
      <text:p text:style-name="P5">In animation, a walk cycle is a character that has just the walking function animated. Later on in the animation <text:soft-page-break/>process, the character is placed in an environment and the rest of the functions are animated.</text:p>
      <text:p text:style-name="P10">Weight Painting</text:p>
      <text:p text:style-name="P5">Assigning vertices to a Vertex Group with a weight of 0.0 - 1.0.</text:p>
      <text:p text:style-name="P10">White Point</text:p>
      <text:p text:style-name="P5">A reference value for white light defined by what happens when all the primaries, of the particular color model, are combined evenly.</text:p>
      <text:p text:style-name="P5">A white point is defined by a set of CIE illuminates which correspond to a color temperature. For example, D65 corresponds to 6500K light, D70 corresponding to 7000K and so on.</text:p>
      <text:p text:style-name="P10">World Space</text:p>
      <text:p text:style-name="P5">A 3D coordinate system that originates at a point at the origin of the world. Compare to Local Space.</text:p>
      <text:p text:style-name="P10">Z-buffer</text:p>
      <text:p text:style-name="P5">Raster-based storage of the distance measurement between the camera and the surface points. Surface points which are in front of the camera have a positive Z value and points behind have negative values. The Z-depth map can be visualized as a grayscale imag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3 Glossary</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3:04:53.753000000</meta:creation-date>
    <dc:title>standard1cm</dc:title>
    <meta:editing-duration>PT25M32S</meta:editing-duration>
    <meta:editing-cycles>15</meta:editing-cycles>
    <meta:generator>LibreOffice/6.3.2.2$Windows_X86_64 LibreOffice_project/98b30e735bda24bc04ab42594c85f7fd8be07b9c</meta:generator>
    <dc:date>2020-06-10T18:06:40.916000000</dc:date>
    <meta:document-statistic meta:table-count="1" meta:image-count="0" meta:object-count="0" meta:page-count="16" meta:paragraph-count="361" meta:word-count="5108" meta:character-count="30462" meta:non-whitespace-character-count="25695"/>
    <meta:template xlink:type="simple" xlink:actuate="onRequest" xlink:title="standard1cm" xlink:href="../../../../AppData/Roaming/LibreOffice/4/user/template/standard1cm.ott" meta:date="2016-04-02T13:04:53.643000000"/>
  </office:meta>
</office:document-meta>
</file>